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7b37" officeooo:paragraph-rsid="00097b37"/>
    </style:style>
    <style:style style:name="P2" style:family="paragraph" style:parent-style-name="Standard">
      <style:text-properties officeooo:rsid="00097b37" officeooo:paragraph-rsid="0009c605"/>
    </style:style>
    <style:style style:name="T1" style:family="text">
      <style:text-properties fo:font-size="14pt"/>
    </style:style>
    <style:style style:name="T2" style:family="text">
      <style:text-properties fo:font-size="14pt" officeooo:rsid="0009c605"/>
    </style:style>
    <style:style style:name="T3" style:family="text">
      <style:text-properties officeooo:rsid="0009c605"/>
    </style:style>
    <style:style style:name="T4" style:family="text">
      <style:text-properties officeooo:rsid="000b5c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ose:</text:span> <text:s/>Vecino de un campo de futbol que le gusta ver todos los partidos del equipo local, pero debe organizar su agenda unos dias antes para asegurar su asistencia.<text:line-break/></text:p>
      <text:p text:style-name="P2"><text:span text:style-name="T2">Sara</text:span><text:span text:style-name="T1">:</text:span> <text:s/><text:span text:style-name="T4">Madre de un jugador que </text:span></text:p>
      <text:p text:style-name="P2"/>
      <text:p text:style-name="P2"><text:span text:style-name="T2">Alan</text:span><text:span text:style-name="T1">:</text:span> <text:s/><text:span text:style-name="T3">Un jugador recien incorporado que quiere saber las fechas en las que participa su equipo y en que luga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9S</meta:editing-duration>
    <meta:editing-cycles>3</meta:editing-cycles>
    <meta:generator>LibreOffice/5.3.4.2$Windows_X86_64 LibreOffice_project/f82d347ccc0be322489bf7da61d7e4ad13fe2ff3</meta:generator>
    <dc:date>2019-06-13T20:37:58.608000000</dc:date>
    <meta:document-statistic meta:table-count="0" meta:image-count="0" meta:object-count="0" meta:page-count="1" meta:paragraph-count="3" meta:word-count="55" meta:character-count="309" meta:non-whitespace-character-count="252"/>
    <meta:user-defined meta:name="Info 1"/>
    <meta:user-defined meta:name="Info 2"/>
    <meta:user-defined meta:name="Info 3"/>
    <meta:user-defined meta:name="Info 4"/>
  </office:meta>
</office:document-meta>
</file>